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de88f" officeooo:paragraph-rsid="000de88f"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de88f"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1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custom.scss</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
      <text:list xml:id="list297384133011961065"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
      <text:list xml:id="list123056818341946" text:continue-numbering="true" text:style-name="WWNum1">
        <text:list-item>
          <text:p text:style-name="P28"><text:soft-page-break/></text:p>
        </text:list-item>
        <text:list-item>
          <text:p text:style-name="P28"/>
        </text:list-item>
      </text:list>
      <text:p text:style-name="P11"/>
      <text:p text:style-name="P11"/>
      <text:p text:style-name="P11"/>
      <text:p text:style-name="P11"/>
      <text:list xml:id="list123056395210348" text:continue-numbering="true" text:style-name="WWNum1">
        <text:list-item>
          <text:p text:style-name="P29">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0:55.203371921</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3" meta:non-whitespace-character-count="2150"/>
  </office:meta>
</office:document-meta>
</file>